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46cm" fo:min-width="3.99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cm" svg:height="2.1cm" svg:x="8.6cm" svg:y="4.4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7cm" svg:height="2.1cm" svg:x="8.6cm" svg:y="7.5cm">
          <text:p text:style-name="P1">Create</text:p>
          <text:p text:style-name="P1">framework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cm" svg:height="2.1cm" svg:x="8.6cm" svg:y="10.6cm">
          <text:p text:style-name="P1">Add brushes &amp;</text:p>
          <text:p text:style-name="P1">other tools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7cm" svg:height="2.1cm" svg:x="8.6cm" svg:y="13.7cm">
          <text:p text:style-name="P1">Image saving &amp;</text:p>
          <text:p text:style-name="P1">load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7cm" svg:height="2.1cm" svg:x="8.6cm" svg:y="16.8cm">
          <text:p text:style-name="P1">Extra features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7cm" svg:height="2.1cm" svg:x="8.6cm" svg:y="19.9cm">
          <text:p text:style-name="P1">Relea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cm" svg:height="2.1cm" svg:x="8.6cm" svg:y="23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0.95cm" svg:y1="6.5cm" svg:x2="10.95cm" svg:y2="7.5cm" draw:start-shape="id1" draw:start-glue-point="2" draw:end-shape="id2" svg:d="M10950 6500v1000" svg:viewBox="0 0 1 1001">
          <text:p/>
        </draw:connector>
        <draw:connector draw:style-name="gr3" draw:text-style-name="P3" draw:layer="layout" draw:type="line" svg:x1="10.95cm" svg:y1="9.6cm" svg:x2="10.95cm" svg:y2="10.6cm" draw:start-shape="id2" draw:start-glue-point="2" svg:d="M10950 9600v1000" svg:viewBox="0 0 1 1001">
          <text:p/>
        </draw:connector>
        <draw:connector draw:style-name="gr3" draw:text-style-name="P3" draw:layer="layout" draw:type="line" svg:x1="10.95cm" svg:y1="12.7cm" svg:x2="10.95cm" svg:y2="13.7cm" draw:start-shape="id3" draw:start-glue-point="2" draw:end-shape="id4" draw:end-glue-point="0" svg:d="M10950 12700v1000" svg:viewBox="0 0 1 1001">
          <text:p/>
        </draw:connector>
        <draw:connector draw:style-name="gr3" draw:text-style-name="P3" draw:layer="layout" draw:type="line" svg:x1="10.95cm" svg:y1="15.8cm" svg:x2="10.95cm" svg:y2="16.8cm" draw:start-shape="id4" draw:start-glue-point="2" draw:end-shape="id5" draw:end-glue-point="0" svg:d="M10950 15800v1000" svg:viewBox="0 0 1 1001">
          <text:p/>
        </draw:connector>
        <draw:connector draw:style-name="gr3" draw:text-style-name="P3" draw:layer="layout" draw:type="line" svg:x1="10.95cm" svg:y1="18.9cm" svg:x2="10.95cm" svg:y2="19.9cm" draw:start-shape="id5" draw:start-glue-point="2" draw:end-shape="id6" draw:end-glue-point="0" svg:d="M10950 18900v1000" svg:viewBox="0 0 1 1001">
          <text:p/>
        </draw:connector>
        <draw:connector draw:style-name="gr3" draw:text-style-name="P3" draw:layer="layout" draw:type="line" svg:x1="10.95cm" svg:y1="22cm" svg:x2="10.95cm" svg:y2="23cm" draw:start-shape="id6" draw:start-glue-point="2" svg:d="M10950 22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4:39:28.394000000</meta:creation-date>
    <dc:date>2019-05-20T15:12:51.052000000</dc:date>
    <meta:editing-duration>PT13M22S</meta:editing-duration>
    <meta:editing-cycles>1</meta:editing-cycles>
    <meta:document-statistic meta:object-count="13"/>
    <meta:generator>LibreOffice/5.4.7.2$Windows_x86 LibreOffice_project/c838ef25c16710f8838b1faec480ebba495259d0</meta:generator>
  </office:meta>
</office:document-meta>
</file>